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cb20" officeooo:paragraph-rsid="0017cb20"/>
    </style:style>
    <style:style style:name="P2" style:family="paragraph" style:parent-style-name="Standard">
      <style:text-properties officeooo:rsid="00197cf6" officeooo:paragraph-rsid="00197cf6"/>
    </style:style>
    <style:style style:name="P3" style:family="paragraph" style:parent-style-name="Standard">
      <style:text-properties fo:color="#ce181e" officeooo:rsid="001ace35" officeooo:paragraph-rsid="001ace35"/>
    </style:style>
    <style:style style:name="P4" style:family="paragraph" style:parent-style-name="Standard">
      <style:text-properties fo:color="#000000" officeooo:rsid="001deab2" officeooo:paragraph-rsid="001dea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troller <text:s/>failed with error INVALID_GOAL: Dropping all 1 trajectory point(s), as they occur before the current time.</text:p>
      <text:p text:style-name="Standard">Last point is 0.000000s in the past.</text:p>
      <text:p text:style-name="Standard">[ WARN] [1582271175.349019433, 466.416000000]: Controller handle <text:s/>reports status FAILED</text:p>
      <text:p text:style-name="Standard"/>
      <text:p text:style-name="Standard"/>
      <text:p text:style-name="Standard"/>
      <text:p text:style-name="Standard">Trajectory message contains waypoints that are not strictly increasing in time.</text:p>
      <text:p text:style-name="P1">Gazebo </text:p>
      <text:p text:style-name="Standard">[ERROR] [1582353144.595706897, 7161.777000000]: Trajectory message contains waypoints that are not strictly increasing in time.</text:p>
      <text:p text:style-name="Standard"/>
      <text:p text:style-name="P1">MOveit</text:p>
      <text:p text:style-name="Standard">[ WARN] [1582353144.595971336, 7161.777000000]: Controller <text:s/>failed with error INVALID_GOAL: Trajectory message contains waypoints that are not strictly increasing in time.</text:p>
      <text:p text:style-name="Standard">[ WARN] [1582353144.596017220, 7161.777000000]: Controller handle <text:s/>reports status FAILED</text:p>
      <text:p text:style-name="Standard"/>
      <text:p text:style-name="Standard"/>
      <text:p text:style-name="Standard">[ WARN] [1583364112.987462611, 141.874000000]: Failed to validate trajectory: couldn't receive full current joint state within 1s</text:p>
      <text:p text:style-name="Standard"/>
      <text:p text:style-name="P2">THIS IS THE FIRST WARNING BEFORE COMPLETE FAILURE&gt; THIS EXAMPLE HAD A 30% PATH follow </text:p>
      <text:p text:style-name="P2"/>
      <text:p text:style-name="P2"/>
      <text:p text:style-name="Standard">[ WARN] [1583364765.049297058, 401.718000000]: Controller <text:s/>failed with error PATH_TOLERANCE_VIOLATED: </text:p>
      <text:p text:style-name="Standard">[ WARN] [1583364765.049382608, 401.718000000]: Controller handle <text:s/>reports status ABORTED</text:p>
      <text:p text:style-name="Standard"/>
      <text:p text:style-name="P3">MODIFIED SEGMENT <text:s text:c="2"/>OMPL planner longest_valid_segment_fraction: 0.1 #was 0.01IN <text:line-break/></text:p>
      <text:p text:style-name="P4">FULL ERROT BELOW </text:p>
      <text:p text:style-name="P3">[ INFO] [1583367197.608285064, 1472.567000000]: Computed Cartesian path with 30 points (followed 54.285714% of requested trajectory)</text:p>
      <text:p text:style-name="P3">[ INFO] [1583367204.617925287, 1479.543000000]: Received event 'stop'</text:p>
      <text:p text:style-name="P3">[ INFO] [1583367204.716446170, 1479.642000000]: Execution request received</text:p>
      <text:p text:style-name="P3">[New Thread 0x7fffa77fe700 (LWP 6532)]</text:p>
      <text:p text:style-name="P3">[ WARN] [1583367208.478349630, 1483.356000000]: Controller <text:s/>failed with error PATH_TOLERANCE_VIOLATED: </text:p>
      <text:p text:style-name="P3">[ WARN] [1583367208.478409388, 1483.356000000]: Controller handle <text:s/>reports status ABORTED</text:p>
      <text:p text:style-name="P3">[ INFO] [1583367208.478440431, 1483.356000000]: Completed trajectory execution with status ABORTED ...</text:p>
      <text:p text:style-name="P3">[ INFO] [1583367208.478526871, 1483.356000000]: Execution completed: ABORTED</text:p>
      <text:p text:style-name="P3">[Thread 0x7fffa77fe700 (LWP 6532) exited]</text:p>
      <text:p text:style-name="P3">[ INFO] [1583367209.724760615, 1484.535000000]: Combined planning and execution request received for MoveGroup action. Forwarding to planning and execution pipeline.</text:p>
      <text:p text:style-name="P3">[ INFO] [1583367209.724820668, 1484.535000000]: Planning attempt 1 of at most 5</text:p>
      <text:p text:style-name="P3">[ WARN] [1583367209.724911780, 1484.535000000]: Joint 'shoulder_pan_joint' from the starting state is outside bounds by a significant margin: [ 14.2482 ] should be in the range [ -3.14159 ], [ 3.14159 ] but the error above the ~start_state_max_bounds_error parameter (currently set to 0.1)</text:p>
      <text:p text:style-name="P3"><text:soft-page-break/>[ WARN] [1583367209.724946928, 1484.535000000]: Joint 'wrist_2_joint' from the starting state is outside bounds by a significant margin: [ 4.01325 ] should be in the range [ -3.14159 ], [ 3.14159 ] but the error above the ~start_state_max_bounds_error parameter (currently set to 0.1)</text:p>
      <text:p text:style-name="P3">[ INFO] [1583367209.725030072, 1484.535000000]: Found a contact between 'box' (type 'Object') and 'upper_arm_link' (type 'Robot link'), which constitutes a collision. Contact information is not stored.</text:p>
      <text:p text:style-name="P3">[ INFO] [1583367209.725045651, 1484.535000000]: Collision checking is considered complete (collision was found and 0 contacts are stored)</text:p>
      <text:p text:style-name="P3">[ INFO] [1583367209.725059681, 1484.535000000]: Start state appears to be in collision with respect to group manipulator</text:p>
      <text:p text:style-name="P3">[ INFO] [1583367209.725169895, 1484.535000000]: Found a valid state near the start state at distance 4.959801 after 1 attempts</text:p>
      <text:p text:style-name="P3">[New Thread 0x7fffa77fe700 (LWP 6581)]</text:p>
      <text:p text:style-name="P3">[ INFO] [1583367209.725530897, 1484.535000000]: Planner configuration 'manipulator' will use planner 'geometric::RRTConnect'. Additional configuration parameters will be set when the planner is constructed.</text:p>
      <text:p text:style-name="P3">[ WARN] [1583367209.725615600, 1484.535000000]: RRTConnect: Skipping invalid start state (invalid bounds)</text:p>
      <text:p text:style-name="P3">[ERROR] [1583367209.725656558, 1484.535000000]: RRTConnect: Motion planning start tree could not be initialized!</text:p>
      <text:p text:style-name="P3">[ INFO] [1583367209.725669696, 1484.535000000]: No solution found after 0.000059 seconds</text:p>
      <text:p text:style-name="P3">[ WARN] [1583367209.735577361, 1484.546000000]: Goal sampling thread never did any work.</text:p>
      <text:p text:style-name="P3">[ INFO] [1583367209.735671079, 1484.546000000]: Unable to solve the planning problem</text:p>
      <text:p text:style-name="P3">[Thread 0x7fffa77fe700 (LWP 6581) exited]</text:p>
      <text:p text:style-name="P3">[ INFO] [1583367209.735706503, 1484.546000000]: Planning attempt 2 of at most 5</text:p>
      <text:p text:style-name="P3">[ WARN] [1583367209.735768029, 1484.546000000]: Joint 'shoulder_pan_joint' from the starting state is outside bounds by a significant margin: [ 14.2482 ] should be in the range [ -3.14159 ], [ 3.14159 ] but the error above the ~start_state_max_bounds_error parameter (currently set to 0.1)</text:p>
      <text:p text:style-name="P3">[ WARN] [1583367209.735785822, 1484.546000000]: Joint 'wrist_2_joint' from the starting state is outside bounds by a significant margin: [ 4.01325 ] should be in the range [ -3.14159 ], [ 3.14159 ] but the error above the ~start_state_max_bounds_error parameter (currently set to 0.1)</text:p>
      <text:p text:style-name="P3">[ INFO] [1583367209.735842867, 1484.546000000]: Found a contact between 'box' (type 'Object') and 'upper_arm_link' (type 'Robot link'), which constitutes a collision. Contact information is not stored.</text:p>
      <text:p text:style-name="P3">[ INFO] [1583367209.735854801, 1484.546000000]: Collision checking is considered complete (collision was found and 0 contacts are stored)</text:p>
      <text:p text:style-name="P3">[ INFO] [1583367209.735866124, 1484.546000000]: Start state appears to be in collision with respect to group manipulator</text:p>
      <text:p text:style-name="P3">[ INFO] [1583367209.735921240, 1484.546000000]: Found a valid state near the start state at distance 9.832385 after 0 attempts</text:p>
      <text:p text:style-name="P3">[New Thread 0x7fffa77fe700 (LWP 6582)]</text:p>
      <text:p text:style-name="P3">[ INFO] [1583367209.737470286, 1484.546000000]: Planner configuration 'manipulator' will use planner 'geometric::RRTConnect'. Additional configuration parameters will be set when the planner is constructed.</text:p>
      <text:p text:style-name="P3">[ WARN] [1583367209.737561606, 1484.546000000]: RRTConnect: Skipping invalid start state (invalid bounds)</text:p>
      <text:p text:style-name="P3">[ERROR] [1583367209.737585181, 1484.546000000]: RRTConnect: Motion planning start tree could not be initialized!</text:p>
      <text:p text:style-name="P3">[ INFO] [1583367209.737598693, 1484.546000000]: No solution found after 0.000040 seconds</text:p>
      <text:p text:style-name="P3">[ WARN] [1583367209.747492175, 1484.558000000]: Goal sampling thread never did any work.</text:p>
      <text:p text:style-name="P3">[ INFO] [1583367209.747563017, 1484.558000000]: Unable to solve the planning problem</text:p>
      <text:p text:style-name="P3">[ INFO] [1583367209.747600425, 1484.558000000]: Planning attempt 3 of at most 5</text:p>
      <text:p text:style-name="P3"><text:soft-page-break/>[Thread 0x7fffa77fe700 (LWP 6582) exited]</text:p>
      <text:p text:style-name="P3">[ WARN] [1583367209.747666137, 1484.558000000]: Joint 'shoulder_pan_joint' from the starting state is outside bounds by a significant margin: [ 14.2482 ] should be in the range [ -3.14159 ], [ 3.14159 ] but the error above the ~start_state_max_bounds_error parameter (currently set to 0.1)</text:p>
      <text:p text:style-name="P3">[ WARN] [1583367209.747690329, 1484.558000000]: Joint 'wrist_2_joint' from the starting state is outside bounds by a significant margin: [ 4.01325 ] should be in the range [ -3.14159 ], [ 3.14159 ] but the error above the ~start_state_max_bounds_error parameter (currently set to 0.1)</text:p>
      <text:p text:style-name="P3">[ INFO] [1583367209.747748680, 1484.558000000]: Found a contact between 'box' (type 'Object') and 'upper_arm_link' (type 'Robot link'), which constitutes a collision. Contact information is not stored.</text:p>
      <text:p text:style-name="P3">[ INFO] [1583367209.747762867, 1484.558000000]: Collision checking is considered complete (collision was found and 0 contacts are stored)</text:p>
      <text:p text:style-name="P3">[ INFO] [1583367209.747773546, 1484.558000000]: Start state appears to be in collision with respect to group manipulator</text:p>
      <text:p text:style-name="P3">[ INFO] [1583367209.747874848, 1484.558000000]: Found a valid state near the start state at distance 8.901071 after 1 attempts</text:p>
      <text:p text:style-name="P3">[New Thread 0x7fffa77fe700 (LWP 6583)]</text:p>
      <text:p text:style-name="P3">[ INFO] [1583367209.748397733, 1484.559000000]: Planner configuration 'manipulator' will use planner 'geometric::RRTConnect'. Additional configuration parameters will be set when the planner is constructed.</text:p>
      <text:p text:style-name="P3">[ WARN] [1583367209.748471636, 1484.559000000]: RRTConnect: Skipping invalid start state (invalid bounds)</text:p>
      <text:p text:style-name="P3">[ERROR] [1583367209.748493711, 1484.559000000]: RRTConnect: Motion planning start tree could not be initialized!</text:p>
      <text:p text:style-name="P3">[ INFO] [1583367209.748506058, 1484.559000000]: No solution found after 0.000037 seconds</text:p>
      <text:p text:style-name="P3">[ WARN] [1583367209.758438147, 1484.569000000]: Goal sampling thread never did any work.</text:p>
      <text:p text:style-name="P3">[ INFO] [1583367209.758495268, 1484.569000000]: Unable to solve the planning problem</text:p>
      <text:p text:style-name="P3">[ INFO] [1583367209.758525341, 1484.569000000]: Planning attempt 4 of at most 5</text:p>
      <text:p text:style-name="P3">[Thread 0x7fffa77fe700 (LWP 6583) exited]</text:p>
      <text:p text:style-name="P3">[ WARN] [1583367209.758838876, 1484.570000000]: Joint 'shoulder_pan_joint' from the starting state is outside bounds by a significant margin: [ 14.2482 ] should be in the range [ -3.14159 ], [ 3.14159 ] but the error above the ~start_state_max_bounds_error parameter (currently set to 0.1)</text:p>
      <text:p text:style-name="P3">[ WARN] [1583367209.758865734, 1484.570000000]: Joint 'wrist_2_joint' from the starting state is outside bounds by a significant margin: [ 4.01325 ] should be in the range [ -3.14159 ], [ 3.14159 ] but the error above the ~start_state_max_bounds_error parameter (currently set to 0.1)</text:p>
      <text:p text:style-name="P3">[ INFO] [1583367209.758926665, 1484.570000000]: Found a contact between 'box' (type 'Object') and 'upper_arm_link' (type 'Robot link'), which constitutes a collision. Contact information is not stored.</text:p>
      <text:p text:style-name="P3">[ INFO] [1583367209.758940959, 1484.570000000]: Collision checking is considered complete (collision was found and 0 contacts are stored)</text:p>
      <text:p text:style-name="P3">[ INFO] [1583367209.758955551, 1484.570000000]: Start state appears to be in collision with respect to group manipulator</text:p>
      <text:p text:style-name="P3">[ INFO] [1583367209.759160464, 1484.570000000]: Found a valid state near the start state at distance 7.406650 after 3 attempts</text:p>
      <text:p text:style-name="P3">[New Thread 0x7fffa77fe700 (LWP 6584)]</text:p>
      <text:p text:style-name="P3">[ INFO] [1583367209.759585226, 1484.570000000]: Planner configuration 'manipulator' will use planner 'geometric::RRTConnect'. Additional configuration parameters will be set when the planner is constructed.</text:p>
      <text:p text:style-name="P3">[ WARN] [1583367209.759665379, 1484.570000000]: RRTConnect: Skipping invalid start state (invalid bounds)</text:p>
      <text:p text:style-name="P3">[ERROR] [1583367209.759685856, 1484.570000000]: RRTConnect: Motion planning start tree could not be initialized!</text:p>
      <text:p text:style-name="P3"><text:soft-page-break/>[ INFO] [1583367209.759698393, 1484.570000000]: No solution found after 0.000036 seconds</text:p>
      <text:p text:style-name="P3">[ WARN] [1583367209.769629561, 1484.578000000]: Goal sampling thread never did any work.</text:p>
      <text:p text:style-name="P3">[Thread 0x7fffa77fe700 (LWP 6584) exited]</text:p>
      <text:p text:style-name="P3">[ INFO] [1583367209.769913072, 1484.578000000]: Unable to solve the planning problem</text:p>
      <text:p text:style-name="P3">[ INFO] [1583367209.769951632, 1484.578000000]: Planning attempt 5 of at most 5</text:p>
      <text:p text:style-name="P3">[ WARN] [1583367209.770019442, 1484.578000000]: Joint 'shoulder_pan_joint' from the starting state is outside bounds by a significant margin: [ 14.2482 ] should be in the range [ -3.14159 ], [ 3.14159 ] but the error above the ~start_state_max_bounds_error parameter (currently set to 0.1)</text:p>
      <text:p text:style-name="P3">[ WARN] [1583367209.770039315, 1484.578000000]: Joint 'wrist_2_joint' from the starting state is outside bounds by a significant margin: [ 4.01325 ] should be in the range [ -3.14159 ], [ 3.14159 ] but the error above the ~start_state_max_bounds_error parameter (currently set to 0.1)</text:p>
      <text:p text:style-name="P3">[ INFO] [1583367209.770096983, 1484.578000000]: Found a contact between 'box' (type 'Object') and 'upper_arm_link' (type 'Robot link'), which constitutes a collision. Contact information is not stored.</text:p>
      <text:p text:style-name="P3">[ INFO] [1583367209.770111615, 1484.578000000]: Collision checking is considered complete (collision was found and 0 contacts are stored)</text:p>
      <text:p text:style-name="P3">[ INFO] [1583367209.770124507, 1484.578000000]: Start state appears to be in collision with respect to group manipulator</text:p>
      <text:p text:style-name="P3">[ INFO] [1583367209.770444333, 1484.578000000]: Found a valid state near the start state at distance 7.251549 after 6 attempts</text:p>
      <text:p text:style-name="P3">[New Thread 0x7fffa77fe700 (LWP 6585)]</text:p>
      <text:p text:style-name="P3">[ INFO] [1583367209.770878649, 1484.578000000]: Planner configuration 'manipulator' will use planner 'geometric::RRTConnect'. Additional configuration parameters will be set when the planner is constructed.</text:p>
      <text:p text:style-name="P3">[ WARN] [1583367209.770965015, 1484.578000000]: RRTConnect: Skipping invalid start state (invalid bounds)</text:p>
      <text:p text:style-name="P3">[ERROR] [1583367209.770990234, 1484.578000000]: RRTConnect: Motion planning start tree could not be initialized!</text:p>
      <text:p text:style-name="P3">[ INFO] [1583367209.771007228, 1484.578000000]: No solution found after 0.000045 seconds</text:p>
      <text:p text:style-name="P3">[Thread 0x7fffa77fe700 (LWP 6585) exited]</text:p>
      <text:p text:style-name="P3">[ INFO] [1583367209.771178877, 1484.579000000]: Unable to solve the planning problem</text:p>
      <text:p text:style-name="P3">[ INFO] [1583367209.771532045, 1484.579000000]: Received event 'stop'</text:p>
      <text:p text:style-name="P3">[ INFO] [1583367211.782677288, 1486.515000000]: Received event 'stop'</text:p>
      <text:p text:style-name="P3">[ INFO] [1583367212.784415861, 1487.515000000]: Received request to compute Cartesian path</text:p>
      <text:p text:style-name="P3">[ INFO] [1583367212.784474834, 1487.515000000]: Attempting to follow 5 waypoints for link 'ee_link' using a step of 0.100000 m and jump threshold 0.000000 (in global reference frame)</text:p>
      <text:p text:style-name="P3">[ INFO] [1583367213.798718265, 1488.503000000]: Computed Cartesian path with 15 points (followed 27.500000% of requested trajectory)</text:p>
      <text:p text:style-name="P3">[ INFO] [1583367220.806623084, 1495.473000000]: Received event 'stop'</text:p>
      <text:p text:style-name="P3">[ INFO] [1583367220.907150307, 1495.572000000]: Execut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7:46:52.971407342</meta:creation-date>
    <dc:date>2020-03-05T10:24:34.166545958</dc:date>
    <meta:editing-duration>PT54M24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4" meta:paragraph-count="106" meta:word-count="1594" meta:character-count="12680" meta:non-whitespace-character-count="11175"/>
  </office:meta>
</office:document-meta>
</file>